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2cd1" officeooo:paragraph-rsid="000b2cd1"/>
    </style:style>
    <style:style style:name="P2" style:family="paragraph" style:parent-style-name="Standard">
      <style:text-properties fo:font-weight="bold" officeooo:rsid="000b2cd1" officeooo:paragraph-rsid="000b2cd1" style:font-weight-asian="bold" style:font-weight-complex="bold"/>
    </style:style>
    <style:style style:name="P3" style:family="paragraph" style:parent-style-name="Standard">
      <style:text-properties fo:font-weight="bold" officeooo:rsid="000d08f5" officeooo:paragraph-rsid="000d08f5" style:font-weight-asian="bold" style:font-weight-complex="bold"/>
    </style:style>
    <style:style style:name="P4" style:family="paragraph" style:parent-style-name="Standard">
      <style:text-properties fo:color="#f58220" style:font-name="Ubuntu" officeooo:rsid="000d08f5" officeooo:paragraph-rsid="000d08f5" fo:background-color="#dddddd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officeooo:rsid="000d08f5"/>
    </style:style>
    <style:style style:name="T2" style:family="text">
      <style:text-properties fo:font-weight="bold" style:font-weight-asian="bold" style:font-weight-complex="bold"/>
    </style:style>
    <style:style style:name="gr1" style:family="graphic">
      <style:graphic-properties draw:textarea-horizontal-align="justify" draw:textarea-vertical-align="middle" draw:auto-grow-height="false" fo:min-height="0.5299in" fo:min-width="1.09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4854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blem : Gossip-Based Data Dissemination </text:p>
      <text:p text:style-name="P2">Sub problem: Anti-entropy propagation model</text:p>
      <text:p text:style-name="P3">Implementation : Python 3 </text:p>
      <text:p text:style-name="P3"/>
      <text:p text:style-name="P2"/>
      <text:p text:style-name="P1">This is a short description of I approached the problem:</text:p>
      <text:p text:style-name="P1"/>
      <text:p text:style-name="P1">Since the propagation was to follow a specific node structure, I used 5 nodes arranged as follows</text:p>
      <text:p text:style-name="P1"/>
      <text:p text:style-name="P1"><draw:custom-shape text:anchor-type="paragraph" draw:z-index="0" draw:name="Shape1" draw:style-name="gr1" svg:width="1.5516in" svg:height="0.748in" svg:x="1.9484in" svg:y="0.057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1" draw:style-name="gr1" svg:width="1.5516in" svg:height="0.748in" svg:x="0.5472in" svg:y="1.486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1" draw:style-name="gr1" svg:width="1.5516in" svg:height="0.748in" svg:x="3.7146in" svg:y="1.42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1" draw:style-name="gr1" svg:width="1.5516in" svg:height="0.748in" svg:x="0.3783in" svg:y="3.32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1" draw:style-name="gr1" svg:width="1.5516in" svg:height="0.748in" svg:x="3.8929in" svg:y="3.383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" draw:name="Shape3" draw:style-name="gr2" draw:text-style-name="P5" svg:x1="1.1543in" svg:y1="2.1508in" svg:x2="1.1543in" svg:y2="3.328in"><text:p/></draw:line><draw:line text:anchor-type="paragraph" draw:z-index="6" draw:name="Shape4" draw:style-name="gr2" draw:text-style-name="P5" svg:x1="4.5744in" svg:y1="2.1693in" svg:x2="4.5744in" svg:y2="3.3839in"><text:p/></draw:line><draw:line text:anchor-type="paragraph" draw:z-index="7" draw:name="Shape5" draw:style-name="gr2" draw:text-style-name="P5" svg:x1="3.2382in" svg:y1="0.7201in" svg:x2="4.0043in" svg:y2="1.4862in"><text:p/></draw:line><draw:line text:anchor-type="paragraph" draw:z-index="8" draw:name="Shape6" draw:style-name="gr2" draw:text-style-name="P5" svg:x1="2.3311in" svg:y1="0.7575in" svg:x2="1.6028in" svg:y2="1.4858in"><text:p/></draw:line><draw:frame text:anchor-type="paragraph" draw:z-index="9" draw:name="Shape2" draw:style-name="gr3" draw:text-style-name="P6" svg:width="1.8787in" svg:height="0.4858in" svg:x="-0.4728in" svg:y="1.5618in"><draw:text-box><text:p>Server 1 </text:p><text:p>Port : <text:span text:style-name="T2">12345</text:span></text:p></draw:text-box></draw:frame><draw:frame text:anchor-type="paragraph" draw:z-index="10" draw:name="Shape2" draw:style-name="gr3" draw:text-style-name="P6" svg:width="1.8787in" svg:height="0.4858in" svg:x="-0.5839in" svg:y="3.3937in"><draw:text-box><text:p>Server 3</text:p><text:p>Port : <text:span text:style-name="T2">12347</text:span></text:p></draw:text-box></draw:frame><draw:frame text:anchor-type="paragraph" draw:z-index="11" draw:name="Shape2" draw:style-name="gr3" draw:text-style-name="P6" svg:width="1.8787in" svg:height="0.4858in" svg:x="5.3409in" svg:y="1.5799in"><draw:text-box><text:p><text:span text:style-name="T2">Server 2</text:span></text:p><text:p>Port : <text:span text:style-name="T2">12346</text:span></text:p></draw:text-box></draw:frame><draw:frame text:anchor-type="paragraph" draw:z-index="12" draw:name="Shape2" draw:style-name="gr3" draw:text-style-name="P6" svg:width="1.8787in" svg:height="0.4858in" svg:x="5.3972in" svg:y="3.5252in"><draw:text-box><text:p><text:span text:style-name="T2">Server 4</text:span></text:p><text:p>Port : <text:span text:style-name="T2">12348</text:span></text:p></draw:text-box></draw:frame><draw:frame text:anchor-type="paragraph" draw:z-index="13" draw:name="Shape2" draw:style-name="gr3" draw:text-style-name="P6" svg:width="1.8787in" svg:height="0.4858in" svg:x="2.2472in" svg:y="0.1791in"><draw:text-box><text:p>Client</text:p><text:p><text:span text:style-name="T2">Patient Zero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line text:anchor-type="paragraph" draw:z-index="14" draw:name="Shape7" draw:style-name="gr2" draw:text-style-name="P5" svg:x1="1.939in" svg:y1="0.1457in" svg:x2="4.1169in" svg:y2="1.5941in"><text:p/></draw:lin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Establishing who has the more recent information</text:p>
      <text:p text:style-name="P1">In order to determine which node has more recent information, I <text:span text:style-name="T2">used timestamps</text:span> to store the last time of update. Before sending to a node, the program first <text:span text:style-name="T2">requests for the last time of update</text:span> <text:span text:style-name="T1">for the receiving node.</text:span> <text:span text:style-name="T1">I</text:span>f the time is more recent <text:span text:style-name="T1">than </text:span>that of the sending node, <text:span text:style-name="T1">no data is sent, else data is sent.</text:span></text:p>
      <text:p text:style-name="P1"/>
      <text:p text:style-name="P3">Running the program</text:p>
      <text:p text:style-name="P1">The program requires the user to <text:span text:style-name="T2">start all the severs first then the client last</text:span>.</text:p>
      <text:p text:style-name="P1"/>
      <text:p text:style-name="P4">Python3 servername.py</text:p>
      <text:p text:style-name="P4"/>
      <text:p text:style-name="P1">Once the client starts, it prompts the user to enter the message to be propagated. </text:p>
      <text:p text:style-name="P1">The client then sends the message to server 1 and server <text:s/>2</text:p>
      <text:p text:style-name="P1"/>
      <text:p text:style-name="P1">Server 1 sends the data to server 3</text:p>
      <text:p text:style-name="P1">Server 2 sends the data to server 4 which then attempts to send to server 1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1T20:42:33.101185172</meta:creation-date>
    <dc:date>2018-10-21T21:09:20.921345360</dc:date>
    <meta:editing-duration>PT54S</meta:editing-duration>
    <meta:editing-cycles>1</meta:editing-cycles>
    <meta:document-statistic meta:table-count="0" meta:image-count="0" meta:object-count="0" meta:page-count="1" meta:paragraph-count="14" meta:word-count="178" meta:character-count="997" meta:non-whitespace-character-count="829"/>
    <meta:generator>LibreOffice/6.0.6.2$Linux_X86_64 LibreOffice_project/00m0$Build-2</meta:generator>
  </office:meta>
</office:document-meta>
</file>